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2">
      <style:text-properties officeooo:rsid="0021065f" officeooo:paragraph-rsid="0021065f"/>
    </style:style>
    <style:style style:name="P3" style:family="paragraph" style:parent-style-name="Heading_20_3">
      <style:text-properties officeooo:paragraph-rsid="0021065f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21065f"/>
    </style:style>
    <style:style style:name="P5" style:family="paragraph" style:parent-style-name="Preformatted_20_Text">
      <style:text-properties officeooo:paragraph-rsid="00214057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220996"/>
    </style:style>
    <style:style style:name="P7" style:family="paragraph" style:parent-style-name="Preformatted_20_Text">
      <style:text-properties officeooo:paragraph-rsid="00220996"/>
    </style:style>
    <style:style style:name="P8" style:family="paragraph" style:parent-style-name="Text_20_body">
      <style:text-properties officeooo:paragraph-rsid="00220996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262c79"/>
    </style:style>
    <style:style style:name="P10" style:family="paragraph" style:parent-style-name="Standard">
      <style:text-properties officeooo:rsid="002a1732" officeooo:paragraph-rsid="002a1732"/>
    </style:style>
    <style:style style:name="P11" style:family="paragraph" style:parent-style-name="Text_20_body">
      <style:text-properties officeooo:rsid="002a1732" officeooo:paragraph-rsid="002a1732"/>
    </style:style>
    <style:style style:name="P12" style:family="paragraph" style:parent-style-name="Heading_20_1">
      <style:text-properties officeooo:rsid="002df7b0" officeooo:paragraph-rsid="002df7b0"/>
    </style:style>
    <style:style style:name="P13" style:family="paragraph" style:parent-style-name="Heading_20_2">
      <style:text-properties officeooo:rsid="002fbe56" officeooo:paragraph-rsid="002fbe56"/>
    </style:style>
    <style:style style:name="P14" style:family="paragraph" style:parent-style-name="Standard">
      <style:text-properties officeooo:paragraph-rsid="002a1732"/>
    </style:style>
    <style:style style:name="P15" style:family="paragraph" style:parent-style-name="Standard">
      <style:text-properties officeooo:paragraph-rsid="002b5e81"/>
    </style:style>
    <style:style style:name="P16" style:family="paragraph" style:parent-style-name="Heading_20_1">
      <style:text-properties officeooo:paragraph-rsid="002a1732"/>
    </style:style>
    <style:style style:name="P17" style:family="paragraph" style:parent-style-name="Standard">
      <style:text-properties officeooo:paragraph-rsid="002a1732"/>
    </style:style>
    <style:style style:name="P18" style:family="paragraph" style:parent-style-name="Standard">
      <style:text-properties officeooo:paragraph-rsid="0031c83a"/>
    </style:style>
    <style:style style:name="P19" style:family="paragraph" style:parent-style-name="Standard">
      <style:paragraph-properties fo:text-align="start" style:justify-single-word="false" fo:text-indent="0cm" style:auto-text-indent="false"/>
    </style:style>
    <style:style style:name="P20" style:family="paragraph" style:parent-style-name="Text_20_body">
      <style:text-properties officeooo:rsid="002a1732" officeooo:paragraph-rsid="002a1732"/>
    </style:style>
    <style:style style:name="P21" style:family="paragraph" style:parent-style-name="Text_20_body">
      <style:text-properties officeooo:rsid="00343d1d" officeooo:paragraph-rsid="00343d1d"/>
    </style:style>
    <style:style style:name="P22" style:family="paragraph" style:parent-style-name="Text_20_body">
      <style:text-properties officeooo:rsid="0034e375" officeooo:paragraph-rsid="0034e375"/>
    </style:style>
    <style:style style:name="T1" style:family="text">
      <style:text-properties fo:font-weight="bold"/>
    </style:style>
    <style:style style:name="T2" style:family="text">
      <style:text-properties fo:font-weight="bold" officeooo:rsid="00214057"/>
    </style:style>
    <style:style style:name="T3" style:family="text">
      <style:text-properties officeooo:rsid="001fb3cb"/>
    </style:style>
    <style:style style:name="T4" style:family="text">
      <style:text-properties officeooo:rsid="0021065f"/>
    </style:style>
    <style:style style:name="T5" style:family="text">
      <style:text-properties officeooo:rsid="00214057"/>
    </style:style>
    <style:style style:name="T6" style:family="text">
      <style:text-properties officeooo:rsid="00220996"/>
    </style:style>
    <style:style style:name="T7" style:family="text">
      <style:text-properties officeooo:rsid="00262c79"/>
    </style:style>
    <style:style style:name="T8" style:family="text">
      <style:text-properties officeooo:rsid="002a1732"/>
    </style:style>
    <style:style style:name="T9" style:family="text">
      <style:text-properties officeooo:rsid="002b5e81"/>
    </style:style>
    <style:style style:name="T10" style:family="text">
      <style:text-properties officeooo:rsid="002cd7a4"/>
    </style:style>
    <style:style style:name="T11" style:family="text">
      <style:text-properties officeooo:rsid="002fbe56"/>
    </style:style>
    <style:style style:name="T12" style:family="text">
      <style:text-properties fo:color="#000000" loext:opacity="100%" style:font-name="Consolas1" fo:font-size="18pt" style:font-size-asian="18pt"/>
    </style:style>
    <style:style style:name="T13" style:family="text">
      <style:text-properties fo:color="#7f0055" loext:opacity="100%" style:font-name="Consolas1" fo:font-size="18pt" fo:font-weight="bold" style:font-size-asian="18pt" style:font-weight-asian="bold"/>
    </style:style>
    <style:style style:name="T14" style:family="text">
      <style:text-properties fo:color="#6a3e3e" loext:opacity="100%" style:font-name="Consolas1" fo:font-size="18pt" style:font-size-asian="18pt"/>
    </style:style>
    <style:style style:name="T15" style:family="text">
      <style:text-properties fo:color="#0000c0" loext:opacity="100%" style:font-name="Consolas1" fo:font-size="18pt" style:font-size-asian="18pt"/>
    </style:style>
    <style:style style:name="T16" style:family="text">
      <style:text-properties fo:color="#0000c0" loext:opacity="100%" style:font-name="Consolas1" fo:font-size="18pt" fo:font-style="italic" fo:font-weight="bold" style:font-size-asian="18pt" style:font-style-asian="italic" style:font-weight-asian="bold"/>
    </style:style>
    <style:style style:name="T17" style:family="text">
      <style:text-properties style:font-name="Consolas1" fo:font-size="18pt" style:font-size-asian="18pt"/>
    </style:style>
    <style:style style:name="T18" style:family="text">
      <style:text-properties officeooo:rsid="00335da2"/>
    </style:style>
    <style:style style:name="T19" style:family="text">
      <style:text-properties officeooo:rsid="003622b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://exercise.asp/?filename=exercise_arrays6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http://exercise.asp/?filename=exercise_arrays6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rays <text:span text:style-name="T4">en Java</text:span></text:h>
      <text:p text:style-name="Horizontal_20_Line"/>
      <text:h text:style-name="Heading_20_2" text:outline-level="2">Arrays <text:span text:style-name="T4">en Java</text:span></text:h>
      <text:p text:style-name="Text_20_body">Los arrays se utilizan para almacenar múltiples valores en una sola variable, en lugar de declarar variables separadas para cada valor.</text:p>
      <text:p text:style-name="Text_20_body">Para declarar un array, <text:span text:style-name="T3">se define</text:span> el tipo de variable con <text:span text:style-name="Strong_20_Emphasis">corchetes </text:span>:</text:p>
      <text:p text:style-name="P1"><text:span text:style-name="Source_20_Text">String[] c</text:span><text:span text:style-name="Source_20_Text"><text:span text:style-name="T5">oche</text:span></text:span><text:span text:style-name="Source_20_Text">s;</text:span></text:p>
      <text:p text:style-name="Text_20_body">Ahora hemos declarado una variable que contiene una serie de <text:span text:style-name="T3">cadenas</text:span>. A<text:span text:style-name="T4">l</text:span> insertar valores <text:span text:style-name="T4">en</text:span> ella, se pueden colocar los valores en un <text:span text:style-name="T4">l</text:span>ista separada por comas, dentro de <text:span text:style-name="T4">llaves</text:span>:</text:p>
      <text:p text:style-name="P1"><text:span text:style-name="Source_20_Text">String[] c</text:span><text:span text:style-name="Source_20_Text"><text:span text:style-name="T5">oche</text:span></text:span><text:span text:style-name="Source_20_Text">s = {"Volvo", "BMW", "Ford", "Mazda"};</text:span></text:p>
      <text:p text:style-name="Text_20_body">Para crear una <text:span text:style-name="T4">lista</text:span> de enteros, <text:span text:style-name="T4">podrías</text:span> escribir:</text:p>
      <text:p text:style-name="P1"><text:span text:style-name="Source_20_Text">int[] m</text:span><text:span text:style-name="Source_20_Text"><text:span text:style-name="T5">i</text:span></text:span><text:span text:style-name="Source_20_Text">Num = {10, 20, 30, 40};</text:span></text:p>
      <text:p text:style-name="P1"><text:span text:style-name="Source_20_Text"/></text:p>
      <text:p text:style-name="P9"><text:span text:style-name="Source_20_Text"><text:span text:style-name="T7">Si quisieses crear un array de x posiciones pero no sabes todavía los elementos que vas a poner:</text:span></text:span></text:p>
      <text:p text:style-name="P9"><text:span text:style-name="Source_20_Text"><text:span text:style-name="T7">int[] miNum = new int[4];</text:span></text:span></text:p>
      <text:p text:style-name="Horizontal_20_Line"/>
      <text:h text:style-name="Heading_20_2" text:outline-level="2">Acceso a los elementos de un Array</text:h>
      <text:p text:style-name="Text_20_body">Puede<text:span text:style-name="T4">s</text:span> acceder a un elemento de array refiriéndo<text:span text:style-name="T4">te</text:span> <text:span text:style-name="T4">al </text:span>índice <text:span text:style-name="T4">numérico</text:span>.</text:p>
      <text:p text:style-name="Text_20_body">Esta declaración accede al valor del primer elemento en los coches:</text:p>
      <text:h text:style-name="Heading_20_3" text:outline-level="3">Ejemplo </text:h>
      <text:p text:style-name="Preformatted_20_Text"><text:span text:style-name="Source_20_Text">String[] c</text:span><text:span text:style-name="Source_20_Text"><text:span text:style-name="T5">oche</text:span></text:span><text:span text:style-name="Source_20_Text">s = {"Volvo", "BMW", "Ford", "Mazda"};</text:span></text:p>
      <text:p text:style-name="Preformatted_20_Text"><text:span text:style-name="Source_20_Text">System.out.println(c</text:span><text:span text:style-name="Source_20_Text"><text:span text:style-name="T5">oche</text:span></text:span><text:span text:style-name="Source_20_Text">s[0]);</text:span></text:p>
      <text:p text:style-name="P1"><text:span text:style-name="Source_20_Text">// Outputs Volvo</text:span></text:p>
      <text:p text:style-name="Text_20_body"><text:span text:style-name="Strong_20_Emphasis">Nota:</text:span> Los índices de<text:span text:style-name="T4">l</text:span> <text:span text:style-name="T4">a</text:span>rray comienzan <text:span text:style-name="T4">en</text:span> 0: [0] es el primer elemento, [1] es el segundo elemento, etc.</text:p>
      <text:p text:style-name="Horizontal_20_Line"/>
      <text:h text:style-name="Heading_20_2" text:outline-level="2">Cambiar <text:span text:style-name="T4">el</text:span> elemento de <text:span text:style-name="T4">un</text:span> Array</text:h>
      <text:p text:style-name="Text_20_body">Para cambiar el valor de un elemento específico, consult<text:span text:style-name="T4">a</text:span> el número de índice:</text:p>
      <text:h text:style-name="Heading_20_3" text:outline-level="3"><text:soft-page-break/>Ejemplo</text:h>
      <text:p text:style-name="P4"><text:span text:style-name="Source_20_Text">c</text:span><text:span text:style-name="Source_20_Text"><text:span text:style-name="T5">oche</text:span></text:span><text:span text:style-name="Source_20_Text">s[0] = "Opel";</text:span></text:p>
      <text:h text:style-name="P3" text:outline-level="3">Ejemplo</text:h>
      <text:p text:style-name="Preformatted_20_Text"><text:span text:style-name="Source_20_Text">String[] c</text:span><text:span text:style-name="Source_20_Text"><text:span text:style-name="T5">oche</text:span></text:span><text:span text:style-name="Source_20_Text">s = {"Volvo", "BMW", "Ford", "Mazda"};</text:span></text:p>
      <text:p text:style-name="Preformatted_20_Text"><text:span text:style-name="Source_20_Text">c</text:span><text:span text:style-name="Source_20_Text"><text:span text:style-name="T5">oche</text:span></text:span><text:span text:style-name="Source_20_Text">s[0] = "Opel";</text:span></text:p>
      <text:p text:style-name="Preformatted_20_Text"><text:span text:style-name="Source_20_Text">System.out.println(c</text:span><text:span text:style-name="Source_20_Text"><text:span text:style-name="T5">oche</text:span></text:span><text:span text:style-name="Source_20_Text">s[0]);</text:span></text:p>
      <text:p text:style-name="P1"><text:span text:style-name="Source_20_Text">// </text:span><text:span text:style-name="Source_20_Text"><text:span text:style-name="T4">Ahora se muestra</text:span></text:span><text:span text:style-name="Source_20_Text"> Opel </text:span><text:span text:style-name="Source_20_Text"><text:span text:style-name="T4">en vez de</text:span></text:span><text:span text:style-name="Source_20_Text"> Volvo</text:span></text:p>
      <text:p text:style-name="Horizontal_20_Line"/>
      <text:h text:style-name="P2" text:outline-level="2">Tamaño de un array</text:h>
      <text:p text:style-name="Text_20_body">Para averiguar cuántos elementos tiene un <text:span text:style-name="T4">array</text:span>, us<text:span text:style-name="T4">a</text:span> <text:span text:style-name="T4">la propiedad</text:span> <text:span text:style-name="Source_20_Text">length</text:span>:</text:p>
      <text:h text:style-name="Heading_20_3" text:outline-level="3">Ejemplo</text:h>
      <text:p text:style-name="Preformatted_20_Text"><text:span text:style-name="Source_20_Text">String[] c</text:span><text:span text:style-name="Source_20_Text"><text:span text:style-name="T5">oches</text:span></text:span><text:span text:style-name="Source_20_Text"> = {"Volvo", "BMW", "Ford", "Mazda"};</text:span></text:p>
      <text:p text:style-name="Preformatted_20_Text"><text:span text:style-name="Source_20_Text">System.out.println(</text:span><text:span text:style-name="Source_20_Text"><text:span text:style-name="T5">coches</text:span></text:span><text:span text:style-name="Source_20_Text">.length);</text:span></text:p>
      <text:p text:style-name="P1"><text:span text:style-name="Source_20_Text">// </text:span><text:span text:style-name="Source_20_Text"><text:span text:style-name="T5">sale</text:span></text:span><text:span text:style-name="Source_20_Text"> 4</text:span></text:p>
      <text:h text:style-name="P12" text:outline-level="1">Recorrer el Array a través de un bucle</text:h>
      <text:p text:style-name="Horizontal_20_Line"/>
      <text:h text:style-name="P13" text:outline-level="2">Recorrer un array a través de un bucle</text:h>
      <text:p text:style-name="Text_20_body"><text:span text:style-name="T5">Se pueden recorrer los </text:span>elementos de<text:span text:style-name="T5">l array</text:span> con <text:span text:style-name="T5">el bucle</text:span> <text:span text:style-name="Source_20_Text">for</text:span> y utilizar l<text:span text:style-name="T5">a propiedad</text:span> <text:span text:style-name="Source_20_Text">length</text:span> para especificar cuántas veces debe funcionar el bucle.</text:p>
      <text:p text:style-name="Text_20_body">El ejemplo siguiente <text:span text:style-name="T5">muestra</text:span> todos los elementos en <text:span text:style-name="T5">el array de</text:span> <text:span text:style-name="Strong_20_Emphasis">coches</text:span>:</text:p>
      <text:h text:style-name="Heading_20_3" text:outline-level="3">Ejemplo</text:h>
      <text:p text:style-name="Preformatted_20_Text"><text:span text:style-name="Source_20_Text">String[] </text:span><text:span text:style-name="Source_20_Text"><text:span text:style-name="T5">coches</text:span></text:span><text:span text:style-name="Source_20_Text"> = {"Volvo", "BMW", "Ford", "Mazda"};</text:span></text:p>
      <text:p text:style-name="P5"><text:span text:style-name="Source_20_Text">for (int i = 0; i &lt; </text:span><text:span text:style-name="Source_20_Text"><text:span text:style-name="T5">coches</text:span></text:span><text:span text:style-name="Source_20_Text">.length; i++) {</text:span></text:p>
      <text:p text:style-name="P5"><text:span text:style-name="Source_20_Text"><text:s text:c="2"/>System.out.println(</text:span><text:span text:style-name="Source_20_Text"><text:span text:style-name="T5">coches</text:span></text:span><text:span text:style-name="Source_20_Text">[i]);</text:span></text:p>
      <text:p text:style-name="P1"><text:span text:style-name="Source_20_Text">}</text:span></text:p>
      <text:p text:style-name="Horizontal_20_Line"/>
      <text:h text:style-name="Heading_20_2" text:outline-level="2"><text:span text:style-name="T11">Recorrer un array a través de un bucle</text:span> <text:span text:style-name="T5">for-e</text:span>ach</text:h>
      <text:p text:style-name="Text_20_body">También hay un bucle <text:span text:style-name="T5">llamado </text:span><text:span text:style-name="T1">"</text:span><text:span text:style-name="T2">for-each</text:span>", que se utiliza exclusivamente para <text:span text:style-name="T5">recorrer los ele</text:span>mentos <text:span text:style-name="T5">del array</text:span>:</text:p>
      <text:h text:style-name="Heading_20_3" text:outline-level="3">Sintaxis</text:h>
      <text:p text:style-name="Preformatted_20_Text"><text:span text:style-name="Source_20_Text">for (</text:span><text:span text:style-name="Source_20_Text"><text:span text:style-name="T5">t</text:span></text:span><text:span text:style-name="Emphasis"><text:span text:style-name="T5">ipo</text:span></text:span><text:span text:style-name="Source_20_Text"> </text:span><text:span text:style-name="Source_20_Text"><text:span text:style-name="Emphasis">variable</text:span></text:span><text:span text:style-name="Source_20_Text"> : </text:span><text:span text:style-name="Source_20_Text"><text:span text:style-name="T5">n</text:span></text:span><text:span text:style-name="Emphasis"><text:span text:style-name="T5">ombreArray</text:span></text:span><text:span text:style-name="Source_20_Text">) {</text:span></text:p>
      <text:p text:style-name="Preformatted_20_Text"><text:span text:style-name="Source_20_Text"><text:s text:c="2"/>...</text:span></text:p>
      <text:p text:style-name="P1"><text:span text:style-name="Source_20_Text">}</text:span></text:p>
      <text:p text:style-name="Text_20_body"><text:soft-page-break/>El ejemplo siguiente <text:span text:style-name="T5">muestra</text:span> todos los elementos en los <text:span text:style-name="Strong_20_Emphasis">coches</text:span> array, usando un bucle " <text:span text:style-name="T1">for-each:</text:span></text:p>
      <text:h text:style-name="Heading_20_3" text:outline-level="3">Ejemplo</text:h>
      <text:p text:style-name="Preformatted_20_Text"><text:span text:style-name="Source_20_Text">String[] c</text:span><text:span text:style-name="Source_20_Text"><text:span text:style-name="T5">oche</text:span></text:span><text:span text:style-name="Source_20_Text">s = {"Volvo", "BMW", "Ford", "Mazda"};</text:span></text:p>
      <text:p text:style-name="Preformatted_20_Text"><text:span text:style-name="Source_20_Text">for (String i : c</text:span><text:span text:style-name="Source_20_Text"><text:span text:style-name="T5">oche</text:span></text:span><text:span text:style-name="Source_20_Text">s) {</text:span></text:p>
      <text:p text:style-name="Preformatted_20_Text"><text:span text:style-name="Source_20_Text"><text:s text:c="2"/>System.out.println(i);</text:span></text:p>
      <text:p text:style-name="P1"><text:span text:style-name="Source_20_Text">}</text:span></text:p>
      <text:p text:style-name="Text_20_body">El ejemplo de arriba se puede leer así: <text:span text:style-name="Strong_20_Emphasis">para cada </text:span><text:s/>elemento <text:span text:style-name="T5">de tipo </text:span><text:span text:style-name="Source_20_Text">String</text:span> (llamado <text:span text:style-name="Strong_20_Emphasis"><text:span text:style-name="T5">i</text:span></text:span>) en <text:span text:style-name="T5">el array de</text:span><text:span text:style-name="Strong_20_Emphasis"> coches</text:span>, imprim<text:span text:style-name="T5">e</text:span> el valor de <text:span text:style-name="Strong_20_Emphasis">i</text:span>.</text:p>
      <text:p text:style-name="Text_20_body">Si comparas el bucle <text:span text:style-name="Source_20_Text">for</text:span> y <text:span text:style-name="T5">el for-each</text:span>, verás que el método <text:span text:style-name="T2">for-each</text:span> es más fácil de escribir, no requiere un contador (usando la propiedad de longitud), y es más legible.</text:p>
      <text:p text:style-name="Standard"/>
      <text:h text:style-name="Heading_20_1" text:outline-level="1">Arrays multidimensionales <text:span text:style-name="T5">en</text:span> Java</text:h>
      <text:p text:style-name="Horizontal_20_Line"/>
      <text:h text:style-name="Heading_20_2" text:outline-level="2">Arrays multidimensionales</text:h>
      <text:p text:style-name="Text_20_body">Un <text:span text:style-name="T5">array</text:span> multidimensional <text:span text:style-name="T6">(o matriz)</text:span> es un <text:span text:style-name="T5">array </text:span>de arrays.</text:p>
      <text:p text:style-name="Text_20_body">Los arrays multidimensionales son útiles cuando <text:span text:style-name="T5">deseamos</text:span> almacenar los datos como una forma tabular, como una tabla con filas y columnas.</text:p>
      <text:p text:style-name="Text_20_body">Para crear un <text:span text:style-name="T6">array</text:span> bidimensional, agregue cada array dentro de su propio conjunto de <text:span text:style-name="T6">llaves</text:span><text:span text:style-name="Strong_20_Emphasis">:</text:span></text:p>
      <text:h text:style-name="Heading_20_3" text:outline-level="3">Ejemplo </text:h>
      <text:p text:style-name="P1"><text:span text:style-name="Source_20_Text">int[][] m</text:span><text:span text:style-name="Source_20_Text"><text:span text:style-name="T6">is</text:span></text:span><text:span text:style-name="Source_20_Text">N</text:span><text:span text:style-name="Source_20_Text"><text:span text:style-name="T6">umeros</text:span></text:span><text:span text:style-name="Source_20_Text"> = { {1, 2, 3, 4}, {5, 6, 7} };</text:span></text:p>
      <text:p text:style-name="P8"><text:span text:style-name="Source_20_Text">m</text:span><text:span text:style-name="Source_20_Text"><text:span text:style-name="T6">is</text:span></text:span><text:span text:style-name="Source_20_Text">N</text:span><text:span text:style-name="Source_20_Text"><text:span text:style-name="T6">umeros</text:span></text:span> es ahora una matriz con dos arrays como elementos.</text:p>
      <text:p text:style-name="Horizontal_20_Line"/>
      <text:h text:style-name="Heading_20_2" text:outline-level="2"><text:span text:style-name="T6">A</text:span>cceso <text:span text:style-name="T6">a los elementos</text:span></text:h>
      <text:p text:style-name="Text_20_body">Para acceder a los elementos de la matriz <text:span text:style-name="Strong_20_Emphasis">m</text:span><text:span text:style-name="Strong_20_Emphasis"><text:span text:style-name="T6">is</text:span></text:span><text:span text:style-name="Strong_20_Emphasis">N</text:span><text:span text:style-name="Strong_20_Emphasis"><text:span text:style-name="T6">u</text:span></text:span><text:span text:style-name="Strong_20_Emphasis">meros</text:span>, <text:span text:style-name="T6">hay que </text:span>especificar dos índices: uno para el array, y otro para el elemento dentro de ese array. Este ejemplo accede al tercer elemento (2) en el segundo array (1) de misNum<text:span text:style-name="T6">ero</text:span>s:</text:p>
      <text:h text:style-name="Heading_20_3" text:outline-level="3">Ejemplo</text:h>
      <text:p text:style-name="Preformatted_20_Text"><text:span text:style-name="Source_20_Text">int[][] </text:span><text:span text:style-name="Source_20_Text"><text:span text:style-name="T6">misNumeros</text:span></text:span><text:span text:style-name="Source_20_Text"> = { {1, 2, 3, 4}, {5, 6, 7} };</text:span></text:p>
      <text:p text:style-name="P6"><text:span text:style-name="Source_20_Text">System.out.println(</text:span><text:span text:style-name="Source_20_Text"><text:span text:style-name="T6">misNumeros</text:span></text:span><text:span text:style-name="Source_20_Text">[1][2]); // </text:span><text:span text:style-name="Source_20_Text"><text:span text:style-name="T6">Muestra el</text:span></text:span><text:span text:style-name="Source_20_Text"> 7</text:span></text:p>
      <text:p text:style-name="Text_20_body">Recuerde <text:span text:style-name="Strong_20_Emphasis">que:</text:span> Los índices de<text:span text:style-name="T6">l a</text:span>rray comienzan <text:span text:style-name="T6">en</text:span> 0: [0] es el primer elemento, [1] es el segundo elemento, etc.</text:p>
      <text:p text:style-name="Horizontal_20_Line"/>
      <text:h text:style-name="Heading_20_2" text:outline-level="2"><text:soft-page-break/>Cambio <text:span text:style-name="T6">del v</text:span>alores de <text:span text:style-name="T6">un e</text:span>lemento</text:h>
      <text:p text:style-name="Text_20_body">También puede cambiar el valor de un elemento:</text:p>
      <text:h text:style-name="Heading_20_3" text:outline-level="3">Ejemplo</text:h>
      <text:p text:style-name="Preformatted_20_Text"><text:span text:style-name="Source_20_Text">int[][] </text:span><text:span text:style-name="Source_20_Text"><text:span text:style-name="T6">misNumeros</text:span></text:span><text:span text:style-name="Source_20_Text"> = { {1, 2, 3, 4}, {5, 6, 7} };</text:span></text:p>
      <text:p text:style-name="P7"><text:span text:style-name="Source_20_Text"><text:span text:style-name="T6">misNumeros</text:span></text:span><text:span text:style-name="Source_20_Text">[1][2] = 9;</text:span></text:p>
      <text:p text:style-name="P6"><text:span text:style-name="Source_20_Text">System.out.println(</text:span><text:span text:style-name="Source_20_Text"><text:span text:style-name="T6">misNumeros</text:span></text:span><text:span text:style-name="Source_20_Text">[1][2]); // </text:span><text:span text:style-name="Source_20_Text"><text:span text:style-name="T6">Muestra</text:span></text:span><text:span text:style-name="Source_20_Text"> 9 </text:span><text:span text:style-name="Source_20_Text"><text:span text:style-name="T6">en vez de</text:span></text:span><text:span text:style-name="Source_20_Text"> 7</text:span></text:p>
      <text:p text:style-name="Horizontal_20_Line"/>
      <text:h text:style-name="Heading_20_2" text:outline-level="2"><text:span text:style-name="T11">Recorrer un</text:span> <text:span text:style-name="T6">a</text:span>rray multidimensional <text:span text:style-name="T11">a través de bucles</text:span></text:h>
      <text:p text:style-name="Text_20_body">Podemos usar también un <text:span text:style-name="T6">bucle</text:span> <text:span text:style-name="Source_20_Text">for </text:span>dentro de otro <text:span text:style-name="Source_20_Text">for </text:span>para conseguir los elementos de una matriz bidimensional (a<text:span text:style-name="T6">unque</text:span> tenemos que <text:span text:style-name="T6">usar</text:span> dos índices):</text:p>
      <text:h text:style-name="Heading_20_3" text:outline-level="3">Ejemplo</text:h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int[][] </text:span><text:span text:style-name="Source_20_Text"><text:span text:style-name="T6">misNumeros</text:span></text:span><text:span text:style-name="Source_20_Text"> = { {1, 2, 3, 4}, {5, 6, 7} };</text:span></text:p>
      <text:p text:style-name="P7"><text:span text:style-name="Source_20_Text"><text:s text:c="4"/>for (int i = 0; i &lt; </text:span><text:span text:style-name="Source_20_Text"><text:span text:style-name="T6">misNumeros</text:span></text:span><text:span text:style-name="Source_20_Text">.length; ++i) {</text:span></text:p>
      <text:p text:style-name="P7"><text:span text:style-name="Source_20_Text"><text:s text:c="6"/>for(int j = 0; j &lt; </text:span><text:span text:style-name="Source_20_Text"><text:span text:style-name="T6">misNumeros</text:span></text:span><text:span text:style-name="Source_20_Text">[i].length; ++j) {</text:span></text:p>
      <text:p text:style-name="P7"><text:span text:style-name="Source_20_Text"><text:s text:c="8"/>System.out.println(</text:span><text:span text:style-name="Source_20_Text"><text:span text:style-name="T6">misNumeros</text:span></text:span><text:span text:style-name="Source_20_Text">[i][j])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P16" text:outline-level="1"><text:span text:style-name="T8">Operaciones con arrays</text:span></text:h>
      <text:h text:style-name="Heading_20_2" text:outline-level="2">1. Ordenar <text:span text:style-name="T18">de menor a mayor </text:span>con el método sort</text:h>
      <text:p text:style-name="P14"><text:span text:style-name="Source_20_Text"><text:span text:style-name="T8">int[]</text:span></text:span><text:span text:style-name="T8"> </text:span><text:span text:style-name="Source_20_Text"><text:span text:style-name="T8">num=new</text:span></text:span><text:span text:style-name="T8"> </text:span><text:span text:style-name="Source_20_Text"><text:span text:style-name="T8">int[3];</text:span></text:span></text:p>
      <text:p text:style-name="Standard"><text:span text:style-name="Source_20_Text">num[0]=</text:span><text:span text:style-name="Source_20_Text"><text:span text:style-name="T8">2</text:span></text:span><text:span text:style-name="Source_20_Text">;</text:span></text:p>
      <text:p text:style-name="Standard"><text:span text:style-name="Source_20_Text">num[1]=</text:span><text:span text:style-name="Source_20_Text"><text:span text:style-name="T8">1</text:span></text:span><text:span text:style-name="Source_20_Text">;</text:span></text:p>
      <text:p text:style-name="Standard"><text:span text:style-name="Source_20_Text">num[2]=</text:span><text:span text:style-name="Source_20_Text"><text:span text:style-name="T8">7</text:span></text:span><text:span text:style-name="Source_20_Text">;</text:span></text:p>
      <text:p text:style-name="P14"><text:span text:style-name="Source_20_Text">Arrays.sort(num);//ordeno</text:span></text:p>
      <text:p text:style-name="P19" loext:marker-style-name="T17"><text:span text:style-name="T13">for</text:span><text:span text:style-name="T12"> (</text:span><text:span text:style-name="T13">int</text:span><text:span text:style-name="T12"> </text:span><text:span text:style-name="T14">i</text:span><text:span text:style-name="T12">=0;</text:span><text:span text:style-name="T14">i</text:span><text:span text:style-name="T12">&lt;</text:span><text:span text:style-name="T14">num</text:span><text:span text:style-name="T12">.</text:span><text:span text:style-name="T15">length</text:span><text:span text:style-name="T12">;</text:span><text:span text:style-name="T14">i</text:span><text:span text:style-name="T12">++) {</text:span></text:p>
      <text:p text:style-name="P19" loext:marker-style-name="T17"><text:span text:style-name="T12"><text:tab/>System.</text:span><text:span text:style-name="T16">out</text:span><text:span text:style-name="T12">.println(</text:span><text:span text:style-name="T14">num</text:span><text:span text:style-name="T12">[</text:span><text:span text:style-name="T14">i</text:span><text:span text:style-name="T12">]);</text:span></text:p>
      <text:p text:style-name="P18"><text:span text:style-name="T12">}</text:span></text:p>
      <text:p text:style-name="P11"/>
      <text:p text:style-name="P21">Ejercicio: ordena el array de forma descendente</text:p>
      <text:p text:style-name="P22">(PISTA: primero ordénalo de forma ascendente y luego crea un <text:s/>nuevo array en donde lo pones de forma descendente)</text:p>
      <text:h text:style-name="Heading_20_2" text:outline-level="2"><text:soft-page-break/>2. Comprobar si dos arrays son iguales, con el método equals.</text:h>
      <text:p text:style-name="Standard"><text:span text:style-name="Source_20_Text">int[]</text:span> <text:span text:style-name="Source_20_Text">num1=new</text:span> <text:span text:style-name="Source_20_Text">int[</text:span><text:span text:style-name="Source_20_Text"><text:span text:style-name="T8">5</text:span></text:span><text:span text:style-name="Source_20_Text">];</text:span></text:p>
      <text:p text:style-name="Standard"><text:span text:style-name="Source_20_Text">int[]</text:span> <text:span text:style-name="Source_20_Text">num2=new</text:span> <text:span text:style-name="Source_20_Text">int[</text:span><text:span text:style-name="Source_20_Text"><text:span text:style-name="T8">5</text:span></text:span><text:span text:style-name="Source_20_Text">];</text:span></text:p>
      <text:p text:style-name="Standard"><text:span text:style-name="Source_20_Text">...</text:span><text:span text:style-name="T21"/></text:p>
      <text:p text:style-name="Standard"><text:span text:style-name="Source_20_Text">//Comparo el contenido de ambos</text:span></text:p>
      <text:p text:style-name="Standard"><text:span text:style-name="Source_20_Text">if(Arrays.equals(num1, num2)){</text:span></text:p>
      <text:p text:style-name="Standard"><text:span text:style-name="Source_20_Text"><text:s text:c="3"/>System.out.println("Son iguales");</text:span></text:p>
      <text:p text:style-name="Standard"><text:span text:style-name="Source_20_Text">}else{</text:span></text:p>
      <text:p text:style-name="Standard"><text:span text:style-name="Source_20_Text"><text:s text:c="3"/>System.out.println("No son iguales");</text:span></text:p>
      <text:p text:style-name="Standard"><text:span text:style-name="Source_20_Text">}</text:span></text:p>
      <text:p text:style-name="P11"/>
      <text:h text:style-name="Heading_20_2" text:outline-level="2">3. Rellen<text:span text:style-name="T9">o de contenido</text:span> de<text:span text:style-name="T9">l</text:span> array con el método fill</text:h>
      <text:p text:style-name="Standard"><text:span text:style-name="Source_20_Text">int[]</text:span> <text:span text:style-name="Source_20_Text">num=new</text:span> <text:span text:style-name="Source_20_Text">int[10];</text:span></text:p>
      <text:p text:style-name="Standard"><text:span text:style-name="Source_20_Text">//relleno todo el array con 20</text:span></text:p>
      <text:p text:style-name="Standard"><text:span text:style-name="Source_20_Text">Arrays.fill(num, 20);</text:span></text:p>
      <text:p text:style-name="P15"><text:span text:style-name="Source_20_Text">//Relleno desde la posici</text:span><text:span text:style-name="Source_20_Text"><text:span text:style-name="T9">ó</text:span></text:span><text:span text:style-name="Source_20_Text">n </text:span><text:span text:style-name="Source_20_Text"><text:span text:style-name="T9">5</text:span></text:span><text:span text:style-name="Source_20_Text"> hasta el final</text:span></text:p>
      <text:p text:style-name="P15"><text:span text:style-name="Source_20_Text">Arrays.fill(num, </text:span><text:span text:style-name="Source_20_Text"><text:span text:style-name="T9">5</text:span></text:span><text:span text:style-name="Source_20_Text">, num.length, -1);</text:span></text:p>
      <text:p text:style-name="Standard"><text:span text:style-name="Source_20_Text"/></text:p>
      <text:h text:style-name="Heading_20_2" text:outline-level="2">4. <text:span text:style-name="T8">Copiar arrays</text:span></text:h>
      <text:p text:style-name="P10"><text:span text:style-name="Source_20_Text">//Creo el array</text:span></text:p>
      <text:p text:style-name="Standard"><text:span text:style-name="Source_20_Text">int[]</text:span> <text:span text:style-name="Source_20_Text">num=</text:span><text:span text:style-name="Source_20_Text"><text:span text:style-name="T9">{1,1,1,1,1,1,1,1,1,1}</text:span></text:span><text:span text:style-name="Source_20_Text">;</text:span></text:p>
      <text:p text:style-name="Standard"><text:span text:style-name="Source_20_Text">//Copiamos de las posiciones </text:span><text:span text:style-name="Source_20_Text"><text:span text:style-name="T10">5</text:span></text:span><text:span text:style-name="Source_20_Text"> a la 9 (</text:span><text:span text:style-name="Source_20_Text"><text:span text:style-name="T10">4</text:span></text:span><text:span text:style-name="Source_20_Text"> posiciones tendr</text:span><text:span text:style-name="Source_20_Text"><text:span text:style-name="T10">á</text:span></text:span><text:span text:style-name="Source_20_Text">)</text:span></text:p>
      <text:p text:style-name="Standard"><text:span text:style-name="Source_20_Text">int[]</text:span> <text:span text:style-name="Source_20_Text">num2=Arrays.copyOfRange(num, </text:span><text:span text:style-name="Source_20_Text"><text:span text:style-name="T10">5</text:span></text:span><text:span text:style-name="Source_20_Text">, 9);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6:38:44.181000000</meta:creation-date>
    <dc:date>2023-11-23T09:51:03.765000000</dc:date>
    <meta:editing-duration>PT1H54M55S</meta:editing-duration>
    <meta:editing-cycles>22</meta:editing-cycles>
    <meta:generator>LibreOffice/7.6.0.3$Windows_X86_64 LibreOffice_project/69edd8b8ebc41d00b4de3915dc82f8f0fc3b6265</meta:generator>
    <meta:print-date>2023-11-23T09:06:50.977000000</meta:print-date>
    <meta:printed-by>Archivos PDF</meta:printed-by>
    <meta:document-statistic meta:table-count="0" meta:image-count="0" meta:object-count="0" meta:page-count="5" meta:paragraph-count="123" meta:word-count="858" meta:character-count="5301" meta:non-whitespace-character-count="4513"/>
  </office:meta>
</office:document-meta>
</file>